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432eb" officeooo:paragraph-rsid="001432eb"/>
    </style:style>
    <style:style style:name="P2" style:family="paragraph" style:parent-style-name="Text_20_body">
      <style:text-properties officeooo:rsid="001432eb" officeooo:paragraph-rsid="001432eb"/>
    </style:style>
    <style:style style:name="P3" style:family="paragraph" style:parent-style-name="Text_20_body" style:list-style-name="L1">
      <style:text-properties officeooo:rsid="001432eb" officeooo:paragraph-rsid="001432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resulting product in 3 direction:</text:p>
      <text:list text:style-name="L1">
        <text:list-item>
          <text:p text:style-name="P3">Packaging: make the closed lamp more compact</text:p>
        </text:list-item>
        <text:list-item>
          <text:p text:style-name="P3">Energy: use a more powerful power bank (from 5Ah to 10 Ah)</text:p>
        </text:list-item>
        <text:list-item>
          <text:p text:style-name="P3">Flexibility: add a few fixture to attach cameras or phones.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9:57:43.313000000</meta:creation-date>
    <dc:date>2024-08-10T10:00:56.733000000</dc:date>
    <meta:editing-duration>PT3M13S</meta:editing-duration>
    <meta:editing-cycles>1</meta:editing-cycles>
    <meta:document-statistic meta:table-count="0" meta:image-count="0" meta:object-count="0" meta:page-count="1" meta:paragraph-count="6" meta:word-count="42" meta:character-count="223" meta:non-whitespace-character-count="190"/>
    <meta:generator>LibreOffice/24.2.3.2$Windows_X86_64 LibreOffice_project/433d9c2ded56988e8a90e6b2e771ee4e6a5ab2ba</meta:generator>
  </office:meta>
</office:document-meta>
</file>